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text-properties style:use-window-font-color="true" loext:opacity="0%" style:font-name="Times New Roman" fo:font-size="14pt" fo:language="ru" fo:country="RU" officeooo:paragraph-rsid="0001d9e5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ru" fo:country="RU" officeooo:paragraph-rsid="0001d9e5" style:font-size-asian="14pt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ru" fo:country="RU" officeooo:paragraph-rsid="0001d9e5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language="ru" fo:country="RU" officeooo:paragraph-rsid="0001d9e5"/>
    </style:style>
    <style:style style:name="P13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language="ru" fo:country="RU" officeooo:paragraph-rsid="0001d9e5"/>
    </style:style>
    <style:style style:name="P14" style:family="paragraph" style:parent-style-name="Standard">
      <style:paragraph-properties fo:line-height="150%"/>
      <style:text-properties fo:language="ru" fo:country="RU" officeooo:paragraph-rsid="00058401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.1665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language="ru" fo:country="RU" officeooo:paragraph-rsid="0001d9e5" style:font-name-asian="Times New Roman1" style:font-name-complex="Times New Roman1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2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language="ru" fo:country="RU" officeooo:rsid="0003a771" officeooo:paragraph-rsid="0003a771" style:font-size-asian="14pt" style:font-name-complex="Times New Roman1" style:font-size-complex="14pt"/>
    </style:style>
    <style:style style:name="P23" style:family="paragraph" style:parent-style-name="List_20_Paragraph" style:list-style-name="WWNum7">
      <style:paragraph-properties fo:line-height="106%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24" style:family="paragraph" style:parent-style-name="List_20_Paragraph" style:list-style-name="WWNum11">
      <style:text-properties fo:language="ru" fo:country="RU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26" style:family="paragraph" style:parent-style-name="Standard">
      <style:paragraph-properties fo:margin-top="0in" fo:margin-bottom="0in" style:contextual-spacing="false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officeooo:paragraph-rsid="000835d1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>
        <style:tab-stops>
          <style:tab-stop style:position="2.4673in"/>
        </style:tab-stops>
      </style:paragraph-properties>
      <style:text-properties style:font-name="Arial" fo:font-size="12pt" fo:language="ru" fo:country="RU" officeooo:rsid="00058401" officeooo:paragraph-rsid="0008d9dc" style:font-size-asian="12pt" style:font-name-complex="Arial1" style:font-size-complex="12pt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background-color="transparent" fo:padding="0in" fo:border="none" style:shadow="none" style:join-border="false">
        <style:tab-stops>
          <style:tab-stop style:position="2.4673in"/>
        </style:tab-stops>
      </style:paragraph-properties>
      <style:text-properties style:font-name="Arial" fo:font-size="12pt" fo:language="ru" fo:country="RU" officeooo:rsid="00058401" officeooo:paragraph-rsid="0008d9dc" style:font-size-asian="12pt" style:font-name-complex="Arial1" style:font-size-complex="12pt"/>
    </style:style>
    <style:style style:name="P3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2.4673in"/>
        </style:tab-stops>
      </style:paragraph-properties>
      <style:text-properties officeooo:paragraph-rsid="0008d9dc"/>
    </style:style>
    <style:style style:name="P31" style:family="paragraph" style:parent-style-name="normal">
      <loext:graphic-properties draw:fill="none" draw:fill-color="#ffffff"/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paragraph-rsid="0008d9dc"/>
    </style:style>
    <style:style style:name="P32" style:family="paragraph" style:parent-style-name="normal">
      <style:paragraph-properties fo:line-height="150%">
        <style:tab-stops>
          <style:tab-stop style:position="2.4673in"/>
        </style:tab-stops>
      </style:paragraph-properties>
      <style:text-properties officeooo:paragraph-rsid="0008d9dc"/>
    </style:style>
    <style:style style:name="P33" style:family="paragraph" style:parent-style-name="normal">
      <loext:graphic-properties draw:fill="solid" draw:fill-color="#ffffff"/>
      <style:paragraph-properties fo:line-height="115%" fo:background-color="#ffffff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officeooo:paragraph-rsid="0008d9dc"/>
    </style:style>
    <style:style style:name="P34" style:family="paragraph" style:parent-style-name="normal">
      <style:paragraph-properties fo:line-height="115%"/>
      <style:text-properties officeooo:paragraph-rsid="0008d9dc"/>
    </style:style>
    <style:style style:name="P35" style:family="paragraph" style:parent-style-name="normal">
      <style:paragraph-properties fo:line-height="115%"/>
      <style:text-properties fo:font-size="14pt" officeooo:paragraph-rsid="0008d9dc" style:font-size-asian="14pt" style:font-size-complex="14pt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fo:font-size="14pt" officeooo:paragraph-rsid="0008d9dc" style:font-size-asian="14pt" style:font-size-complex="14pt" fo:background-color="#ffffff"/>
    </style:style>
    <style:style style:name="P37" style:family="paragraph" style:parent-style-name="normal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fo:font-size="14pt" officeooo:paragraph-rsid="0008d9dc" style:font-size-asian="14pt" style:font-size-complex="14pt" fo:background-color="#ffffff"/>
    </style:style>
    <style:style style:name="P38" style:family="paragraph" style:parent-style-name="normal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fo:font-size="14pt" fo:font-weight="bold" officeooo:paragraph-rsid="0008d9dc" style:font-size-asian="14pt" style:font-weight-asian="bold" style:font-size-complex="14pt" fo:background-color="#ffffff"/>
    </style:style>
    <style:style style:name="P39" style:family="paragraph" style:parent-style-name="normal">
      <style:paragraph-properties fo:line-height="115%"/>
      <style:text-properties fo:font-size="10.5pt" officeooo:paragraph-rsid="0008d9dc" style:font-size-asian="10.5pt" style:font-size-complex="10.5pt"/>
    </style:style>
    <style:style style:name="P40" style:family="paragraph" style:parent-style-name="normal">
      <loext:graphic-properties draw:fill="none" draw:fill-color="#ffffff"/>
      <style:paragraph-properties fo:margin-left="0in" fo:margin-right="0in" fo:margin-top="0in" fo:margin-bottom="0.111in" style:contextual-spacing="false" fo:line-height="106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8d9dc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4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8d9dc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P4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8d9dc" style:font-name-asian="Times New Roman1" style:font-size-asian="14pt" style:font-style-asian="normal" style:font-weight-asian="normal" style:font-name-complex="Times New Roman1" style:font-size-complex="14pt" fo:background-color="#ffffff"/>
    </style:style>
    <style:style style:name="P4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08d9d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4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officeooo:paragraph-rsid="0008d9dc" style:font-size-asian="11pt" style:font-style-asian="normal" style:font-size-complex="11pt" fo:background-color="#ffffff"/>
    </style:style>
    <style:style style:name="P45" style:family="paragraph" style:parent-style-name="normal">
      <loext:graphic-properties draw:fill="none" draw:fill-color="#ffffff"/>
      <style:paragraph-properties fo:margin-left="0in" fo:margin-right="0in" fo:margin-top="0in" fo:margin-bottom="0.111in" style:contextual-spacing="false" fo:line-height="106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paragraph-rsid="0008d9dc"/>
    </style:style>
    <style:style style:name="P46" style:family="paragraph" style:parent-style-name="normal">
      <style:paragraph-properties fo:margin-top="0in" fo:margin-bottom="0.111in" style:contextual-spacing="false" fo:line-height="106%"/>
      <style:text-properties officeooo:paragraph-rsid="0008d9dc"/>
    </style:style>
    <style:style style:name="P4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officeooo:paragraph-rsid="0008d9dc"/>
    </style:style>
    <style:style style:name="P48" style:family="paragraph" style:parent-style-name="normal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  <style:tab-stop style:position="4.6807in"/>
          <style:tab-stop style:position="4.6945in"/>
          <style:tab-stop style:position="4.7083in"/>
          <style:tab-stop style:position="4.722in"/>
          <style:tab-stop style:position="4.7362in"/>
          <style:tab-stop style:position="4.75in"/>
          <style:tab-stop style:position="4.7638in"/>
          <style:tab-stop style:position="4.778in"/>
          <style:tab-stop style:position="4.7917in"/>
          <style:tab-stop style:position="4.8055in"/>
          <style:tab-stop style:position="4.8193in"/>
          <style:tab-stop style:position="4.8335in"/>
          <style:tab-stop style:position="4.8472in"/>
          <style:tab-stop style:position="4.861in"/>
          <style:tab-stop style:position="4.8752in"/>
          <style:tab-stop style:position="4.889in"/>
          <style:tab-stop style:position="4.9028in"/>
          <style:tab-stop style:position="4.9165in"/>
          <style:tab-stop style:position="4.9307in"/>
          <style:tab-stop style:position="4.9445in"/>
          <style:tab-stop style:position="4.9583in"/>
          <style:tab-stop style:position="4.972in"/>
          <style:tab-stop style:position="4.9862in"/>
          <style:tab-stop style:position="5in"/>
          <style:tab-stop style:position="5.0138in"/>
          <style:tab-stop style:position="5.028in"/>
          <style:tab-stop style:position="5.0417in"/>
          <style:tab-stop style:position="5.0555in"/>
          <style:tab-stop style:position="5.0693in"/>
          <style:tab-stop style:position="5.0835in"/>
          <style:tab-stop style:position="5.0972in"/>
          <style:tab-stop style:position="5.111in"/>
          <style:tab-stop style:position="5.1252in"/>
          <style:tab-stop style:position="5.139in"/>
          <style:tab-stop style:position="5.1528in"/>
          <style:tab-stop style:position="5.1665in"/>
          <style:tab-stop style:position="5.1807in"/>
          <style:tab-stop style:position="5.1945in"/>
          <style:tab-stop style:position="5.2083in"/>
          <style:tab-stop style:position="5.222in"/>
          <style:tab-stop style:position="5.2362in"/>
          <style:tab-stop style:position="5.25in"/>
          <style:tab-stop style:position="5.2638in"/>
          <style:tab-stop style:position="5.278in"/>
          <style:tab-stop style:position="5.2917in"/>
          <style:tab-stop style:position="5.3055in"/>
          <style:tab-stop style:position="5.3193in"/>
          <style:tab-stop style:position="5.3335in"/>
          <style:tab-stop style:position="5.3472in"/>
          <style:tab-stop style:position="5.361in"/>
          <style:tab-stop style:position="5.3752in"/>
          <style:tab-stop style:position="5.389in"/>
        </style:tab-stops>
      </style:paragraph-properties>
      <style:text-properties officeooo:paragraph-rsid="0008d9d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64d09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3a77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5260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08d9dc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officeooo:rsid="0006a885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officeooo:rsid="0003a771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officeooo:rsid="000835d1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officeooo:rsid="000835d1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ru" fo:country="RU" officeooo:rsid="0003a771" style:font-name-asian="Times New Roman1" style:font-size-asian="14pt" style:font-name-complex="Times New Roman1" style:font-size-complex="14pt"/>
    </style:style>
    <style:style style:name="T15" style:family="text">
      <style:text-properties officeooo:rsid="0003a771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style:font-name="Times new roman" fo:font-size="14pt" fo:letter-spacing="normal" style:font-size-asian="14pt" style:font-size-complex="14pt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835d1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5d1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3a771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T27" style:family="text">
      <style:text-properties style:font-name="Arial" fo:font-size="12pt" style:font-size-asian="12pt" style:font-name-complex="Arial1" style:font-size-complex="12pt"/>
    </style:style>
    <style:style style:name="T28" style:family="text">
      <style:text-properties style:font-name="Arial" fo:font-size="12pt" officeooo:rsid="00058401" style:font-size-asian="12pt" style:font-name-complex="Arial1" style:font-size-complex="12pt"/>
    </style:style>
    <style:style style:name="T29" style:family="text">
      <style:text-properties style:font-name="Arial" fo:font-size="12pt" fo:language="en" fo:country="US" style:font-size-asian="12pt" style:font-name-complex="Arial1" style:font-size-complex="12pt"/>
    </style:style>
    <style:style style:name="T30" style:family="text">
      <style:text-properties officeooo:rsid="000835d1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style:font-size-asian="14pt" style:font-size-complex="14pt" fo:background-color="#ffffff"/>
    </style:style>
    <style:style style:name="T33" style:family="text">
      <style:text-properties fo:font-size="14pt" fo:font-weight="bold" style:font-size-asian="14pt" style:font-weight-asian="bold" style:font-size-complex="14pt"/>
    </style:style>
    <style:style style:name="T34" style:family="text">
      <style:text-properties fo:font-size="14pt" fo:font-weight="bold" style:font-size-asian="14pt" style:font-weight-asian="bold" style:font-size-complex="14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5"/>
      <text:p text:style-name="P5"/>
      <text:p text:style-name="P11"><text:span text:style-name="T1">Лабораторная работа №</text:span><text:span text:style-name="T3">4</text:span><text:span text:style-name="T1"> по курсу</text:span><text:span text:style-name="T2"> </text:span></text:p>
      <text:p text:style-name="P10">«Операционные системы»</text:p>
      <text:p text:style-name="P6"><text:tab/></text:p>
      <text:p text:style-name="P7"><text:s/><text:span text:style-name="T30">Динамические библиотеки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text:span text:style-name="T8">Студент: </text:span><text:span text:style-name="T9">Кудинов Денис Викторович</text:span></text:p>
      <text:p text:style-name="P16">Группа: М8О–212Б–22</text:p>
      <text:p text:style-name="P13"><text:span text:style-name="T8">Вариант: </text:span><text:span text:style-name="T11">2</text:span><text:span text:style-name="T10">7</text:span></text:p>
      <text:p text:style-name="P15">Преподаватель: Соколов Андрей Алексеевич</text:p>
      <text:p text:style-name="P15">Оценка: __________ </text:p>
      <text:p text:style-name="P15">Дата: __________</text:p>
      <text:p text:style-name="P15">Подпись: __________</text:p>
      <text:p text:style-name="P17"/>
      <text:p text:style-name="P20"/>
      <text:p text:style-name="P20"/>
      <text:p text:style-name="P19">Москва, 202<text:span text:style-name="T15">3</text:span>.</text:p>
      <text:p text:style-name="P5"/>
      <text:p text:style-name="P5">Постановка задачи</text:p>
      <text:h text:style-name="P1" text:outline-level="2">Цель работы</text:h>
      <text:p text:style-name="P26"><text:span text:style-name="T17">Целью является приобретение практических навыков в:</text:span><text:line-break/><text:span text:style-name="T16"> </text:span><text:span text:style-name="T17">Создание динамических библиотек</text:span><text:line-break/><text:span text:style-name="T16"> </text:span><text:span text:style-name="T17">Создание программ, которые используют функции динамических библиотек</text:span></text:p>
      <text:h text:style-name="P1" text:outline-level="2"><text:soft-page-break/>Задание</text:h>
      <text:p text:style-name="P18"><text:span text:style-name="T17">Требуется создать динамические библиотеки, которые реализуют определенный функционал.<text:line-break/>Далее использовать данные библиотеки 2-мя способами:<text:line-break/>1. Во время компиляции (на этапе «линковки»/linking)<text:line-break/>2. Во время исполнения программы. Библиотеки загружаются в память с помощью<text:line-break/>интерфейса ОС для работы с динамическими библиотеками<text:line-break/>В конечном итоге, в лабораторной работе необходимо получить следующие части:<text:line-break/> Динамические библиотеки, реализующие контракты, которые заданы вариантом;<text:line-break/> Тестовая программа (программа No1), которая используют одну из библиотек, используя<text:line-break/>знания полученные на этапе компиляции;<text:line-break/> Тестовая программа (программа No2), которая загружает библиотеки, используя только их<text:line-break/>местоположение и контракты.<text:line-break/>Провести анализ двух типов использования библиотек.<text:line-break/>Пользовательский ввод для обоих программ должен быть организован следующим образом:<text:line-break/>1. Если пользователь вводит команду «0», то программа переключает одну реализацию<text:line-break/>контрактов на другую (необходимо только для программы No2). Можно реализовать<text:line-break/>лабораторную работу без данной функции, но максимальная оценка в этом случае будет<text:line-break/>«хорошо»;<text:line-break/>2. «1 arg1 arg2 ... argN», где после «1» идут аргументы для первой функции, предусмотренной<text:line-break/>контрактами. После ввода команды происходит вызов первой функции, и на экране<text:line-break/>появляется результат её выполнения;<text:line-break/>3. «2 arg1 arg2 ... argM», где после «2» идут аргументы для второй функции,<text:line-break/>предусмотренной контрактами. После ввода команды происходит вызов второй функции,<text:line-break/>и на экране появляется результат её выполнения.</text:span><text:line-break/></text:p>
      <text:p text:style-name="P27"><text:span text:style-name="T13">2</text:span><text:span text:style-name="T14">7</text:span><text:span text:style-name="T12"> вариант.</text:span></text:p>
      <text:p text:style-name="P27"><text:span text:style-name="T22">1) </text:span><text:span text:style-name="T20">Рассчет значения числа Пи при заданной длине ряда (K)<text:line-break/></text:span><text:span text:style-name="T21">сигнатура: </text:span><text:span text:style-name="T20">float Pi(int K)</text:span></text:p>
      <text:p text:style-name="P27"><text:span text:style-name="T21">реализации: </text:span></text:p>
      <text:p text:style-name="P27"><text:span text:style-name="T21">1.</text:span><text:span text:style-name="T20">Ряд Лейбница </text:span></text:p>
      <text:p text:style-name="P27"><text:soft-page-break/><text:span text:style-name="T21">2.</text:span><text:span text:style-name="T20">Формула Валлиса<text:line-break/></text:span><text:span text:style-name="T21">2)</text:span><text:span text:style-name="T20">Рассчет значения числа е(основание натурального логарифма)<text:line-break/></text:span><text:span text:style-name="T21">сигнатура: </text:span><text:span text:style-name="T20">Float E(int x) </text:span></text:p>
      <text:p text:style-name="P27"><text:span text:style-name="T21">реализации: </text:span></text:p>
      <text:p text:style-name="P27"><text:span text:style-name="T21">1. </text:span><text:span text:style-name="T20">(1 + 1/x) ^ x </text:span></text:p>
      <text:p text:style-name="P27"><text:span text:style-name="T21">2. </text:span><text:span text:style-name="T20">Сумма ряда по n от 0 до x, где элементы ряда равны: (1/(n!))</text:span></text:p>
      <text:p text:style-name="P21"/>
      <text:p text:style-name="P8">Общие сведения о программе</text:p>
      <text:p text:style-name="P30"><text:span text:style-name="T23">Запуск:</text:span></text:p>
      <text:p text:style-name="P30"><text:span text:style-name="T23">_$ make</text:span></text:p>
      <text:p text:style-name="P30"><text:span text:style-name="T23">_$ ./</text:span><text:span text:style-name="T31">main1</text:span></text:p>
      <text:p text:style-name="P30"><text:span text:style-name="T31">или</text:span></text:p>
      <text:p text:style-name="P32"><text:span text:style-name="T31">_$ ./main2</text:span></text:p>
      <text:p text:style-name="P30"><text:span text:style-name="T23">Написано для Unix.</text:span></text:p>
      <text:p text:style-name="P30"><text:span text:style-name="T33">lib1.cpp и lib2.cpp </text:span><text:span text:style-name="T31">- содержат реализации контрактов.</text:span></text:p>
      <text:p text:style-name="P30"><text:span text:style-name="T31">1.cpp <text:s/>- использует знания, полученные на этапе компиляции</text:span></text:p>
      <text:p text:style-name="P30"><text:span text:style-name="T31">2.cpp - динамически загружает библиотеки, используя следующие вызовы:</text:span></text:p>
      <text:p text:style-name="P30"><text:span text:style-name="T32">dlopen() - загружает динамическую библиотеку.</text:span></text:p>
      <text:p text:style-name="P30"><text:span text:style-name="T32">dlsym() - загружает определенную функцию.</text:span></text:p>
      <text:p text:style-name="P30"><text:span text:style-name="T32">dlclose() - уменьшает на единицу счетчик ссылок на указатель динамической библиотеки, если счетчик ссылок принимает нулевое значение, то динамическая библиотека выгружается.</text:span></text:p>
      <text:p text:style-name="P30"><text:span text:style-name="T25">Общий метод и алгоритм решения</text:span></text:p>
      <text:p text:style-name="P30"><text:span text:style-name="T31">Реализую функции, описанные в варианте.</text:span></text:p>
      <text:p text:style-name="P30"><text:span text:style-name="T25">Исходный код</text:span></text:p>
      <text:p text:style-name="P34"><text:span text:style-name="T31"><text:s/></text:span><text:span text:style-name="T33">Makefile:</text:span></text:p>
      <text:p text:style-name="P34"><text:span text:style-name="T31">all: main1 main2</text:span></text:p>
      <text:p text:style-name="P35"/>
      <text:p text:style-name="P34"><text:span text:style-name="T31">main1: lib1.so lib2.so 1.cpp</text:span></text:p>
      <text:p text:style-name="P34"><text:span text:style-name="T31"><text:tab/>g++ 1.cpp -L. -ld1 -ld2 -o main1 -Wl,-rpath -Wl,.</text:span></text:p>
      <text:p text:style-name="P35"/>
      <text:p text:style-name="P34"><text:span text:style-name="T31">main2: lib1.so libd2.so 2.cpp</text:span></text:p>
      <text:p text:style-name="P34"><text:span text:style-name="T31"><text:tab/>g++ 2.cpp -L. -ldl -o main2 -Wl,-rpath -Wl,.</text:span></text:p>
      <text:p text:style-name="P35"/>
      <text:p text:style-name="P34"><text:soft-page-break/><text:span text:style-name="T31">lib1.so: d1.o </text:span></text:p>
      <text:p text:style-name="P34"><text:span text:style-name="T31"><text:tab/>g++ -shared d1.o -o libd1.so </text:span></text:p>
      <text:p text:style-name="P35"/>
      <text:p text:style-name="P34"><text:span text:style-name="T31">lib2.so: d2.o </text:span></text:p>
      <text:p text:style-name="P34"><text:span text:style-name="T31"><text:tab/>g++ -shared d2.o -o libd2.so </text:span></text:p>
      <text:p text:style-name="P35"/>
      <text:p text:style-name="P34"><text:span text:style-name="T31">d1.o: lib1.cpp</text:span></text:p>
      <text:p text:style-name="P34"><text:span text:style-name="T31"><text:tab/>g++ -fPIC -c lib1.cpp -o d1.o</text:span></text:p>
      <text:p text:style-name="P35"/>
      <text:p text:style-name="P34"><text:span text:style-name="T31">d2.o: lib2.cpp</text:span></text:p>
      <text:p text:style-name="P34"><text:span text:style-name="T31"><text:tab/>g++ -fPIC -c lib2.cpp -o d2.o</text:span></text:p>
      <text:p text:style-name="P34"><text:span text:style-name="T31">clean:</text:span></text:p>
      <text:p text:style-name="P34"><text:span text:style-name="T31"><text:tab/>rm -r *.so *.o main1 main2</text:span></text:p>
      <text:p text:style-name="P35"/>
      <text:p text:style-name="P34"><text:span text:style-name="T33">lib1.cpp:</text:span></text:p>
      <text:p text:style-name="P34"><text:span text:style-name="T31">#include&lt;math.h&gt;</text:span></text:p>
      <text:p text:style-name="P35"/>
      <text:p text:style-name="P34"><text:span text:style-name="T31">extern "C" float Leibniz(int a);</text:span></text:p>
      <text:p text:style-name="P34"><text:span text:style-name="T31">extern "C" float Wallis(int a);</text:span></text:p>
      <text:p text:style-name="P35"/>
      <text:p text:style-name="P34"><text:span text:style-name="T31">float Leibniz(int n){</text:span></text:p>
      <text:p text:style-name="P34"><text:span text:style-name="T31"><text:s text:c="4"/>float res = 0;</text:span></text:p>
      <text:p text:style-name="P34"><text:span text:style-name="T31"><text:s text:c="4"/>for (int i = 0; i &lt; n; i++){</text:span></text:p>
      <text:p text:style-name="P34"><text:span text:style-name="T31"><text:s text:c="8"/>res += pow(-1, i) / (2*i + 1);</text:span></text:p>
      <text:p text:style-name="P34"><text:span text:style-name="T31"><text:s text:c="4"/>}</text:span></text:p>
      <text:p text:style-name="P34"><text:span text:style-name="T31"><text:s text:c="4"/>return res * 4;</text:span></text:p>
      <text:p text:style-name="P34"><text:span text:style-name="T31">}</text:span></text:p>
      <text:p text:style-name="P35"/>
      <text:p text:style-name="P34"><text:span text:style-name="T31">float Wallis(int n){</text:span></text:p>
      <text:p text:style-name="P34"><text:span text:style-name="T31"><text:s text:c="4"/>float res = 1;</text:span></text:p>
      <text:p text:style-name="P34"><text:span text:style-name="T31"><text:s text:c="4"/>for (int i = 1; i &lt;= n; i++){</text:span></text:p>
      <text:p text:style-name="P34"><text:span text:style-name="T31"><text:s text:c="8"/>res *= (4 * pow(i, 2)) / (4 * pow(i, 2) - 1);</text:span></text:p>
      <text:p text:style-name="P34"><text:span text:style-name="T31"><text:s text:c="4"/>}</text:span></text:p>
      <text:p text:style-name="P34"><text:span text:style-name="T31"><text:s text:c="4"/>return res * 2;</text:span></text:p>
      <text:p text:style-name="P34"><text:span text:style-name="T31">}</text:span></text:p>
      <text:p text:style-name="P35"/>
      <text:p text:style-name="P34"><text:span text:style-name="T33">lib2.cpp:</text:span></text:p>
      <text:p text:style-name="P34"><text:span text:style-name="T31">#include&lt;math.h&gt;</text:span></text:p>
      <text:p text:style-name="P35"/>
      <text:p text:style-name="P34"><text:soft-page-break/><text:span text:style-name="T31">extern "C" float formula(int x);</text:span></text:p>
      <text:p text:style-name="P34"><text:span text:style-name="T31">extern "C" float row (int x);</text:span></text:p>
      <text:p text:style-name="P35"/>
      <text:p text:style-name="P34"><text:span text:style-name="T31">float formula(int x){</text:span></text:p>
      <text:p text:style-name="P34"><text:span text:style-name="T31"><text:s text:c="4"/>float x1 = x;</text:span></text:p>
      <text:p text:style-name="P34"><text:span text:style-name="T31"><text:s text:c="4"/>float res = pow(1 + 1 / x1, x1);</text:span></text:p>
      <text:p text:style-name="P34"><text:span text:style-name="T31"><text:s text:c="4"/>return res;</text:span></text:p>
      <text:p text:style-name="P34"><text:span text:style-name="T31">}</text:span></text:p>
      <text:p text:style-name="P35"/>
      <text:p text:style-name="P34"><text:span text:style-name="T31">float f(float x){</text:span></text:p>
      <text:p text:style-name="P34"><text:span text:style-name="T31"><text:s text:c="4"/>float res = 1;</text:span></text:p>
      <text:p text:style-name="P34"><text:span text:style-name="T31"><text:s text:c="4"/>for (int i = 1; i &lt;= x; i++) res *= i;</text:span></text:p>
      <text:p text:style-name="P34"><text:span text:style-name="T31"><text:s text:c="4"/>return res;</text:span></text:p>
      <text:p text:style-name="P34"><text:span text:style-name="T31">}</text:span></text:p>
      <text:p text:style-name="P35"/>
      <text:p text:style-name="P34"><text:span text:style-name="T31">float row (int x){</text:span></text:p>
      <text:p text:style-name="P34"><text:span text:style-name="T31"><text:s text:c="4"/>float res = 0;</text:span></text:p>
      <text:p text:style-name="P34"><text:span text:style-name="T31"><text:s text:c="4"/>for (float i = 0; i &lt;= x; i++) res += 1 / f(i);</text:span></text:p>
      <text:p text:style-name="P34"><text:span text:style-name="T31"><text:s text:c="4"/>return res;</text:span></text:p>
      <text:p text:style-name="P34"><text:span text:style-name="T31">}</text:span></text:p>
      <text:p text:style-name="P35"/>
      <text:p text:style-name="P34"><text:span text:style-name="T33">1.cpp:</text:span></text:p>
      <text:p text:style-name="P34"><text:span text:style-name="T31">#include&lt;iostream&gt;</text:span></text:p>
      <text:p text:style-name="P35"/>
      <text:p text:style-name="P34"><text:span text:style-name="T31">extern "C" float Leibniz(int a);</text:span></text:p>
      <text:p text:style-name="P34"><text:span text:style-name="T31">extern "C" float Wallis(int a);</text:span></text:p>
      <text:p text:style-name="P34"><text:span text:style-name="T31">extern "C" float formula(int x);</text:span></text:p>
      <text:p text:style-name="P34"><text:span text:style-name="T31">extern "C" float row (int x);</text:span></text:p>
      <text:p text:style-name="P35"/>
      <text:p text:style-name="P34"><text:span text:style-name="T31">using namespace std;</text:span></text:p>
      <text:p text:style-name="P35"/>
      <text:p text:style-name="P34"><text:span text:style-name="T31">int main(){</text:span></text:p>
      <text:p text:style-name="P34"><text:span text:style-name="T31"><text:s text:c="4"/>cout &lt;&lt; endl &lt;&lt; "USAGE:" &lt;&lt; endl;</text:span></text:p>
      <text:p text:style-name="P34"><text:span text:style-name="T31"><text:s text:c="4"/>cout &lt;&lt; "calculate pi: 1 [x]" &lt;&lt; endl;</text:span></text:p>
      <text:p text:style-name="P34"><text:span text:style-name="T31"><text:s text:c="4"/>cout &lt;&lt; "example: 1 10000" &lt;&lt; endl;</text:span></text:p>
      <text:p text:style-name="P34"><text:span text:style-name="T31"><text:s text:c="4"/>cout &lt;&lt; "calculate e: 2 [x]" &lt;&lt; endl;</text:span></text:p>
      <text:p text:style-name="P34"><text:span text:style-name="T31"><text:s text:c="4"/>cout &lt;&lt; "change pi realisation: 0 1" &lt;&lt; endl;</text:span></text:p>
      <text:p text:style-name="P34"><text:span text:style-name="T31"><text:s text:c="4"/>cout &lt;&lt; "change e realisation: 0 2" &lt;&lt; endl;</text:span></text:p>
      <text:p text:style-name="P34"><text:span text:style-name="T31"><text:s text:c="4"/>cout &lt;&lt; "exit: q" &lt;&lt; endl;</text:span></text:p>
      <text:p text:style-name="P34"><text:soft-page-break/><text:span text:style-name="T31"><text:s text:c="4"/>cout &lt;&lt; "__________________________________________________" &lt;&lt; endl &lt;&lt; endl;</text:span></text:p>
      <text:p text:style-name="P34"><text:span text:style-name="T31"><text:s text:c="4"/>bool m1 = 0, m2 = 0;</text:span></text:p>
      <text:p text:style-name="P34"><text:span text:style-name="T31"><text:s text:c="4"/>int a;</text:span></text:p>
      <text:p text:style-name="P34"><text:span text:style-name="T31"><text:s text:c="4"/>char ch;</text:span></text:p>
      <text:p text:style-name="P34"><text:span text:style-name="T31"><text:s text:c="4"/>while (1){</text:span></text:p>
      <text:p text:style-name="P34"><text:span text:style-name="T31"><text:s text:c="8"/>cin &gt;&gt; ch;</text:span></text:p>
      <text:p text:style-name="P34"><text:span text:style-name="T31"><text:s text:c="8"/>switch (ch){</text:span></text:p>
      <text:p text:style-name="P34"><text:span text:style-name="T31"><text:s text:c="12"/>case '1':{</text:span></text:p>
      <text:p text:style-name="P34"><text:span text:style-name="T31"><text:s text:c="16"/>cin &gt;&gt; a;</text:span></text:p>
      <text:p text:style-name="P34"><text:span text:style-name="T31"><text:s text:c="16"/>if (m1) cout &lt;&lt; Wallis(a) &lt;&lt; endl;</text:span></text:p>
      <text:p text:style-name="P34"><text:span text:style-name="T31"><text:s text:c="16"/>else cout &lt;&lt; Leibniz(a) &lt;&lt; endl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2': {</text:span></text:p>
      <text:p text:style-name="P34"><text:span text:style-name="T31"><text:s text:c="16"/>cin &gt;&gt; a;</text:span></text:p>
      <text:p text:style-name="P34"><text:span text:style-name="T31"><text:s text:c="16"/>if (m2) cout &lt;&lt; row(a) &lt;&lt; endl;</text:span></text:p>
      <text:p text:style-name="P34"><text:span text:style-name="T31"><text:s text:c="16"/>else cout &lt;&lt; formula(a) &lt;&lt; endl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0': {</text:span></text:p>
      <text:p text:style-name="P34"><text:span text:style-name="T31"><text:s text:c="16"/>cin &gt;&gt; a;</text:span></text:p>
      <text:p text:style-name="P34"><text:span text:style-name="T31"><text:s text:c="16"/>if (a == 1) m1 = !(m1);</text:span></text:p>
      <text:p text:style-name="P34"><text:span text:style-name="T31"><text:s text:c="16"/>else if (a == 2) m2 = !(m2)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q': {</text:span></text:p>
      <text:p text:style-name="P34"><text:span text:style-name="T31"><text:s text:c="16"/>return 0;</text:span></text:p>
      <text:p text:style-name="P34"><text:span text:style-name="T31"><text:s text:c="12"/>}</text:span></text:p>
      <text:p text:style-name="P34"><text:span text:style-name="T31"><text:s text:c="8"/>}</text:span></text:p>
      <text:p text:style-name="P34"><text:span text:style-name="T31"><text:s text:c="4"/>}</text:span></text:p>
      <text:p text:style-name="P34"><text:span text:style-name="T31"><text:s text:c="4"/>return 0;</text:span></text:p>
      <text:p text:style-name="P34"><text:span text:style-name="T31">}</text:span></text:p>
      <text:p text:style-name="P35"/>
      <text:p text:style-name="P34"><text:span text:style-name="T33">2.cpp:</text:span></text:p>
      <text:p text:style-name="P34"><text:span text:style-name="T31">#include&lt;iostream&gt;</text:span></text:p>
      <text:p text:style-name="P34"><text:span text:style-name="T31">#include&lt;stdlib.h&gt;</text:span></text:p>
      <text:p text:style-name="P34"><text:span text:style-name="T31">#include &lt;dlfcn.h&gt;</text:span></text:p>
      <text:p text:style-name="P35"/>
      <text:p text:style-name="P34"><text:soft-page-break/><text:span text:style-name="T31">using namespace std;</text:span></text:p>
      <text:p text:style-name="P35"/>
      <text:p text:style-name="P34"><text:span text:style-name="T31">int main(){</text:span></text:p>
      <text:p text:style-name="P34"><text:span text:style-name="T31"><text:s text:c="4"/>void * lib_handle1 = dlopen("libd1.so", RTLD_LAZY);</text:span></text:p>
      <text:p text:style-name="P34"><text:span text:style-name="T31"><text:s text:c="4"/>if (!lib_handle1){</text:span></text:p>
      <text:p text:style-name="P34"><text:span text:style-name="T31"><text:s text:c="8"/>perror("dlopen lib1 error.");</text:span></text:p>
      <text:p text:style-name="P34"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void * lib_handle2 = dlopen("libd2.so", RTLD_LAZY);</text:span></text:p>
      <text:p text:style-name="P34"><text:span text:style-name="T31"><text:s text:c="4"/>if (!lib_handle1){</text:span></text:p>
      <text:p text:style-name="P34"><text:span text:style-name="T31"><text:s text:c="8"/>perror("dlopen lib1 error.");</text:span></text:p>
      <text:p text:style-name="P34"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float (* fn1)(int);</text:span></text:p>
      <text:p text:style-name="P34"><text:span text:style-name="T31"><text:s text:c="4"/>float (* fn2)(int);</text:span></text:p>
      <text:p text:style-name="P34"><text:span text:style-name="T31"><text:s text:c="4"/>fn1 = (float (*)(int)) dlsym(lib_handle1, "Leibniz");</text:span></text:p>
      <text:p text:style-name="P34"><text:span text:style-name="T31"><text:s text:c="4"/>if (fn1 == NULL){</text:span></text:p>
      <text:p text:style-name="P34"><text:span text:style-name="T31"><text:s text:c="8"/>perror("dlsym error.");</text:span></text:p>
      <text:p text:style-name="P34"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fn2 = (float (*)(int)) dlsym(lib_handle2, "formula");</text:span></text:p>
      <text:p text:style-name="P34"><text:span text:style-name="T31"><text:s text:c="4"/>if (fn2 == NULL){</text:span></text:p>
      <text:p text:style-name="P34"><text:span text:style-name="T31"><text:s text:c="8"/>perror("dlsym error.");</text:span></text:p>
      <text:p text:style-name="P34"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</text:span></text:p>
      <text:p text:style-name="P34"><text:span text:style-name="T31"><text:s text:c="4"/>cout &lt;&lt; endl &lt;&lt; "USAGE:" &lt;&lt; endl;</text:span></text:p>
      <text:p text:style-name="P34"><text:span text:style-name="T31"><text:s text:c="4"/>cout &lt;&lt; "calculate pi: 1 [x]" &lt;&lt; endl;</text:span></text:p>
      <text:p text:style-name="P34"><text:span text:style-name="T31"><text:s text:c="4"/>cout &lt;&lt; "example: 1 10000" &lt;&lt; endl;</text:span></text:p>
      <text:p text:style-name="P34"><text:span text:style-name="T31"><text:s text:c="4"/>cout &lt;&lt; "calculate e: 2 [x]" &lt;&lt; endl;</text:span></text:p>
      <text:p text:style-name="P34"><text:span text:style-name="T31"><text:s text:c="4"/>cout &lt;&lt; "change pi realisation: 0 1" &lt;&lt; endl;</text:span></text:p>
      <text:p text:style-name="P34"><text:span text:style-name="T31"><text:s text:c="4"/>cout &lt;&lt; "change e realisation: 0 2" &lt;&lt; endl;</text:span></text:p>
      <text:p text:style-name="P34"><text:span text:style-name="T31"><text:s text:c="4"/>cout &lt;&lt; "exit: q" &lt;&lt; endl;</text:span></text:p>
      <text:p text:style-name="P34"><text:span text:style-name="T31"><text:s text:c="4"/>cout &lt;&lt; "__________________________________________________" &lt;&lt; endl &lt;&lt; endl;</text:span></text:p>
      <text:p text:style-name="P34"><text:span text:style-name="T31"><text:s text:c="4"/>bool m1 = 0, m2 = 0;</text:span></text:p>
      <text:p text:style-name="P34"><text:span text:style-name="T31"><text:s text:c="4"/>int a;</text:span></text:p>
      <text:p text:style-name="P34"><text:span text:style-name="T31"><text:s text:c="4"/>char ch;</text:span></text:p>
      <text:p text:style-name="P34"><text:span text:style-name="T31"><text:s text:c="4"/>while (1){</text:span></text:p>
      <text:p text:style-name="P34"><text:soft-page-break/><text:span text:style-name="T31"><text:s text:c="8"/>cin &gt;&gt; ch;</text:span></text:p>
      <text:p text:style-name="P34"><text:span text:style-name="T31"><text:s text:c="8"/>switch (ch){</text:span></text:p>
      <text:p text:style-name="P34"><text:span text:style-name="T31"><text:s text:c="12"/>case '1':{</text:span></text:p>
      <text:p text:style-name="P34"><text:span text:style-name="T31"><text:s text:c="16"/>cin &gt;&gt; a;</text:span></text:p>
      <text:p text:style-name="P34"><text:span text:style-name="T31"><text:s text:c="16"/>cout &lt;&lt; fn1(a) &lt;&lt; endl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2': {</text:span></text:p>
      <text:p text:style-name="P34"><text:span text:style-name="T31"><text:s text:c="16"/>cin &gt;&gt; a;</text:span></text:p>
      <text:p text:style-name="P34"><text:span text:style-name="T31"><text:s text:c="16"/>cout &lt;&lt; fn2(a) &lt;&lt; endl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0': {</text:span></text:p>
      <text:p text:style-name="P34"><text:span text:style-name="T31"><text:s text:c="16"/>cin &gt;&gt; a;</text:span></text:p>
      <text:p text:style-name="P34"><text:span text:style-name="T31"><text:s text:c="16"/>if (a == 1){</text:span></text:p>
      <text:p text:style-name="P34"><text:span text:style-name="T31"><text:s text:c="20"/>if (m1){</text:span></text:p>
      <text:p text:style-name="P34"><text:span text:style-name="T31"><text:s text:c="24"/>fn1 = (float (*)(int)) dlsym(lib_handle1, "Leibniz");</text:span></text:p>
      <text:p text:style-name="P34"><text:span text:style-name="T31"><text:s text:c="24"/>if (fn1 == NULL){</text:span></text:p>
      <text:p text:style-name="P34"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pan text:style-name="T31"><text:s text:c="20"/>else{</text:span></text:p>
      <text:p text:style-name="P34"><text:span text:style-name="T31"><text:s text:c="24"/>fn1 = (float (*)(int)) dlsym(lib_handle1, "Wallis");</text:span></text:p>
      <text:p text:style-name="P34"><text:span text:style-name="T31"><text:s text:c="24"/>if (fn1 == NULL){</text:span></text:p>
      <text:p text:style-name="P34"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pan text:style-name="T31"><text:s text:c="20"/>m1 = !(m1);</text:span></text:p>
      <text:p text:style-name="P34"><text:span text:style-name="T31"><text:s text:c="16"/>}</text:span></text:p>
      <text:p text:style-name="P34"><text:span text:style-name="T31"><text:s text:c="16"/>else if (a == 2){</text:span></text:p>
      <text:p text:style-name="P34"><text:span text:style-name="T31"><text:s text:c="20"/>if (m2){</text:span></text:p>
      <text:p text:style-name="P34"><text:span text:style-name="T31"><text:s text:c="24"/>fn2 = (float (*)(int)) dlsym(lib_handle2, "formula");</text:span></text:p>
      <text:p text:style-name="P34"><text:span text:style-name="T31"><text:s text:c="24"/>if (fn2 == NULL){</text:span></text:p>
      <text:p text:style-name="P34"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oft-page-break/><text:span text:style-name="T31"><text:s text:c="20"/>else{</text:span></text:p>
      <text:p text:style-name="P34"><text:span text:style-name="T31"><text:s text:c="24"/>fn2 = (float (*)(int)) dlsym(lib_handle2, "row");</text:span></text:p>
      <text:p text:style-name="P34"><text:span text:style-name="T31"><text:s text:c="24"/>if (fn2 == NULL){</text:span></text:p>
      <text:p text:style-name="P34"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pan text:style-name="T31"><text:s text:c="20"/>m2 = !(m2);</text:span></text:p>
      <text:p text:style-name="P34"><text:span text:style-name="T31"><text:s text:c="16"/>}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q': {</text:span></text:p>
      <text:p text:style-name="P34"><text:span text:style-name="T31"><text:s text:c="16"/>return 0;</text:span></text:p>
      <text:p text:style-name="P34"><text:span text:style-name="T31"><text:s text:c="12"/>}</text:span></text:p>
      <text:p text:style-name="P34"><text:span text:style-name="T31"><text:s text:c="8"/>}</text:span></text:p>
      <text:p text:style-name="P34"><text:span text:style-name="T31"><text:s text:c="4"/>}</text:span></text:p>
      <text:p text:style-name="P34"><text:span text:style-name="T31"><text:s text:c="4"/>dlclose (lib_handle1);</text:span></text:p>
      <text:p text:style-name="P34"><text:span text:style-name="T31"><text:s text:c="4"/>dlclose (lib_handle2);</text:span></text:p>
      <text:p text:style-name="P34"><text:span text:style-name="T31"><text:s text:c="4"/>return 0;</text:span></text:p>
      <text:p text:style-name="P34"><text:span text:style-name="T31">}</text:span></text:p>
      <text:p text:style-name="P35"/>
      <text:p text:style-name="P39"/>
      <text:p text:style-name="P40"/>
      <text:p text:style-name="P45"><text:bookmark text:name="_heading=h.gjdgxs"/><text:span text:style-name="T25">Демонстрация работы программы</text:span></text:p>
      <text:p text:style-name="P45"><text:bookmark text:name="_heading=h.32qz6trkka3n"/><text:span text:style-name="T33">1.cpp:</text:span></text:p>
      <text:p text:style-name="P45"><text:span text:style-name="T25">1)Ввод:</text:span></text:p>
      <text:p text:style-name="P33"><text:span text:style-name="T32">1 100</text:span></text:p>
      <text:p text:style-name="P36"/>
      <text:p text:style-name="P42"/>
      <text:p text:style-name="P47"><text:span text:style-name="T34">Вывод</text:span><text:span text:style-name="T26">:</text:span></text:p>
      <text:p text:style-name="P33"><text:span text:style-name="T32">3.13159</text:span></text:p>
      <text:p text:style-name="P36"/>
      <text:p text:style-name="P42"/>
      <text:p text:style-name="P47"><text:span text:style-name="T26">2)Ввод:</text:span></text:p>
      <text:p text:style-name="P33"><text:span text:style-name="T32">0 1</text:span></text:p>
      <text:p text:style-name="P33"><text:span text:style-name="T32">1 100</text:span></text:p>
      <text:p text:style-name="P36"/>
      <text:p text:style-name="P42"/>
      <text:p text:style-name="P48"><text:span text:style-name="T34">Вывод:</text:span></text:p>
      <text:p text:style-name="P33"><text:soft-page-break/><text:span text:style-name="T32">3.13379</text:span></text:p>
      <text:p text:style-name="P36"/>
      <text:p text:style-name="P47"><text:span text:style-name="T34">2.cpp:</text:span></text:p>
      <text:p text:style-name="P41"/>
      <text:p text:style-name="P46"><text:span text:style-name="T33">1)Ввод:</text:span></text:p>
      <text:p text:style-name="P33"><text:span text:style-name="T32">2 100</text:span></text:p>
      <text:p text:style-name="P37"/>
      <text:p text:style-name="P37"/>
      <text:p text:style-name="P48"><text:span text:style-name="T34">Вывод:</text:span></text:p>
      <text:p text:style-name="P33"><text:span text:style-name="T32">2.70481</text:span></text:p>
      <text:p text:style-name="P38"/>
      <text:p text:style-name="P37"/>
      <text:p text:style-name="P48"><text:span text:style-name="T34">2)Ввод:</text:span></text:p>
      <text:p text:style-name="P33"><text:span text:style-name="T32">0 2</text:span></text:p>
      <text:p text:style-name="P33"><text:span text:style-name="T32">2 100</text:span></text:p>
      <text:p text:style-name="P37"/>
      <text:p text:style-name="P37"/>
      <text:p text:style-name="P48"><text:span text:style-name="T34">Вывод:</text:span></text:p>
      <text:p text:style-name="P33"><text:span text:style-name="T32">2.71828</text:span></text:p>
      <text:p text:style-name="P38"/>
      <text:p text:style-name="P44"/>
      <text:p text:style-name="P43"/>
      <text:p text:style-name="P31"><text:span text:style-name="T25">Выводы</text:span></text:p>
      <text:p text:style-name="P28"><text:span text:style-name="T5">Познакомился с динамическими библиотеками. У них есть множество преимуществ: несколько запущенных приложений могут использовать одну и ту же динамическую библиотеку без необходимости иметь собственную копию для каждого из них, также динамическая библиотека может изменяться в ходе выполнения программы. Однако то, что библиотека может меняться во время выполнения делает программу менее устойчивой к ошибкам.</text:span><text:span text:style-name="T24">Запуск:</text:span></text:p>
      <text:p text:style-name="P30"><text:span text:style-name="T23">_$ make</text:span></text:p>
      <text:p text:style-name="P30"><text:span text:style-name="T23">_$ ./</text:span><text:span text:style-name="T31">main1</text:span></text:p>
      <text:p text:style-name="P30"><text:span text:style-name="T31">или</text:span></text:p>
      <text:p text:style-name="P32"><text:span text:style-name="T31">_$ ./main2</text:span></text:p>
      <text:p text:style-name="P30"><text:span text:style-name="T23">Написано для Unix.</text:span></text:p>
      <text:p text:style-name="P30"><text:span text:style-name="T33">lib1.cpp и lib2.cpp </text:span><text:span text:style-name="T31">- содержат реализации контрактов.</text:span></text:p>
      <text:p text:style-name="P30"><text:span text:style-name="T31">1.cpp <text:s/>- использует знания, полученные на этапе компиляции</text:span></text:p>
      <text:p text:style-name="P30"><text:soft-page-break/><text:span text:style-name="T31">2.cpp - динамически загружает библиотеки, используя следующие вызовы:</text:span></text:p>
      <text:p text:style-name="P30"><text:span text:style-name="T32">dlopen() - загружает динамическую библиотеку.</text:span></text:p>
      <text:p text:style-name="P30"><text:span text:style-name="T32">dlsym() - загружает определенную функцию.</text:span></text:p>
      <text:p text:style-name="P30"><text:span text:style-name="T32">dlclose() - уменьшает на единицу счетчик ссылок на указатель динамической библиотеки, если счетчик ссылок принимает нулевое значение, то динамическая библиотека выгружается.</text:span></text:p>
      <text:p text:style-name="P30"><text:span text:style-name="T25">Общий метод и алгоритм решения</text:span></text:p>
      <text:p text:style-name="P30"><text:span text:style-name="T31">Реализую функции, описанные в варианте.</text:span></text:p>
      <text:p text:style-name="P30"><text:span text:style-name="T25">Исходный код</text:span></text:p>
      <text:p text:style-name="P34"><text:span text:style-name="T31"><text:s/></text:span><text:span text:style-name="T33">Makefile:</text:span></text:p>
      <text:p text:style-name="P34"><text:span text:style-name="T31">all: main1 main2</text:span></text:p>
      <text:p text:style-name="P35"/>
      <text:p text:style-name="P34"><text:span text:style-name="T31">main1: lib1.so lib2.so 1.cpp</text:span></text:p>
      <text:p text:style-name="P34"><text:span text:style-name="T31"><text:tab/>g++ 1.cpp -L. -ld1 -ld2 -o main1 -Wl,-rpath -Wl,.</text:span></text:p>
      <text:p text:style-name="P35"/>
      <text:p text:style-name="P34"><text:span text:style-name="T31">main2: lib1.so libd2.so 2.cpp</text:span></text:p>
      <text:p text:style-name="P34"><text:span text:style-name="T31"><text:tab/>g++ 2.cpp -L. -ldl -o main2 -Wl,-rpath -Wl,.</text:span></text:p>
      <text:p text:style-name="P35"/>
      <text:p text:style-name="P34"><text:span text:style-name="T31">lib1.so: d1.o </text:span></text:p>
      <text:p text:style-name="P34"><text:span text:style-name="T31"><text:tab/>g++ -shared d1.o -o libd1.so </text:span></text:p>
      <text:p text:style-name="P35"/>
      <text:p text:style-name="P34"><text:span text:style-name="T31">lib2.so: d2.o </text:span></text:p>
      <text:p text:style-name="P34"><text:span text:style-name="T31"><text:tab/>g++ -shared d2.o -o libd2.so </text:span></text:p>
      <text:p text:style-name="P35"/>
      <text:p text:style-name="P34"><text:span text:style-name="T31">d1.o: lib1.cpp</text:span></text:p>
      <text:p text:style-name="P34"><text:span text:style-name="T31"><text:tab/>g++ -fPIC -c lib1.cpp -o d1.o</text:span></text:p>
      <text:p text:style-name="P35"/>
      <text:p text:style-name="P34"><text:span text:style-name="T31">d2.o: lib2.cpp</text:span></text:p>
      <text:p text:style-name="P34"><text:span text:style-name="T31"><text:tab/>g++ -fPIC -c lib2.cpp -o d2.o</text:span></text:p>
      <text:p text:style-name="P34"><text:span text:style-name="T31">clean:</text:span></text:p>
      <text:p text:style-name="P34"><text:span text:style-name="T31"><text:tab/>rm -r *.so *.o main1 main2</text:span></text:p>
      <text:p text:style-name="P35"/>
      <text:p text:style-name="P34"><text:span text:style-name="T33">lib1.cpp:</text:span></text:p>
      <text:p text:style-name="P34"><text:span text:style-name="T31">#include&lt;math.h&gt;</text:span></text:p>
      <text:p text:style-name="P35"/>
      <text:p text:style-name="P34"><text:span text:style-name="T31">extern "C" float Leibniz(int a);</text:span></text:p>
      <text:p text:style-name="P34"><text:soft-page-break/><text:span text:style-name="T31">extern "C" float Wallis(int a);</text:span></text:p>
      <text:p text:style-name="P35"/>
      <text:p text:style-name="P34"><text:span text:style-name="T31">float Leibniz(int n){</text:span></text:p>
      <text:p text:style-name="P34"><text:span text:style-name="T31"><text:s text:c="4"/>float res = 0;</text:span></text:p>
      <text:p text:style-name="P34"><text:span text:style-name="T31"><text:s text:c="4"/>for (int i = 0; i &lt; n; i++){</text:span></text:p>
      <text:p text:style-name="P34"><text:span text:style-name="T31"><text:s text:c="8"/>res += pow(-1, i) / (2*i + 1);</text:span></text:p>
      <text:p text:style-name="P34"><text:span text:style-name="T31"><text:s text:c="4"/>}</text:span></text:p>
      <text:p text:style-name="P34"><text:span text:style-name="T31"><text:s text:c="4"/>return res * 4;</text:span></text:p>
      <text:p text:style-name="P34"><text:span text:style-name="T31">}</text:span></text:p>
      <text:p text:style-name="P35"/>
      <text:p text:style-name="P34"><text:span text:style-name="T31">float Wallis(int n){</text:span></text:p>
      <text:p text:style-name="P34"><text:span text:style-name="T31"><text:s text:c="4"/>float res = 1;</text:span></text:p>
      <text:p text:style-name="P34"><text:span text:style-name="T31"><text:s text:c="4"/>for (int i = 1; i &lt;= n; i++){</text:span></text:p>
      <text:p text:style-name="P34"><text:span text:style-name="T31"><text:s text:c="8"/>res *= (4 * pow(i, 2)) / (4 * pow(i, 2) - 1);</text:span></text:p>
      <text:p text:style-name="P34"><text:span text:style-name="T31"><text:s text:c="4"/>}</text:span></text:p>
      <text:p text:style-name="P34"><text:span text:style-name="T31"><text:s text:c="4"/>return res * 2;</text:span></text:p>
      <text:p text:style-name="P34"><text:span text:style-name="T31">}</text:span></text:p>
      <text:p text:style-name="P35"/>
      <text:p text:style-name="P34"><text:span text:style-name="T33">lib2.cpp:</text:span></text:p>
      <text:p text:style-name="P34"><text:span text:style-name="T31">#include&lt;math.h&gt;</text:span></text:p>
      <text:p text:style-name="P35"/>
      <text:p text:style-name="P34"><text:span text:style-name="T31">extern "C" float formula(int x);</text:span></text:p>
      <text:p text:style-name="P34"><text:span text:style-name="T31">extern "C" float row (int x);</text:span></text:p>
      <text:p text:style-name="P35"/>
      <text:p text:style-name="P34"><text:span text:style-name="T31">float formula(int x){</text:span></text:p>
      <text:p text:style-name="P34"><text:span text:style-name="T31"><text:s text:c="4"/>float x1 = x;</text:span></text:p>
      <text:p text:style-name="P34"><text:span text:style-name="T31"><text:s text:c="4"/>float res = pow(1 + 1 / x1, x1);</text:span></text:p>
      <text:p text:style-name="P34"><text:span text:style-name="T31"><text:s text:c="4"/>return res;</text:span></text:p>
      <text:p text:style-name="P34"><text:span text:style-name="T31">}</text:span></text:p>
      <text:p text:style-name="P35"/>
      <text:p text:style-name="P34"><text:span text:style-name="T31">float f(float x){</text:span></text:p>
      <text:p text:style-name="P34"><text:span text:style-name="T31"><text:s text:c="4"/>float res = 1;</text:span></text:p>
      <text:p text:style-name="P34"><text:span text:style-name="T31"><text:s text:c="4"/>for (int i = 1; i &lt;= x; i++) res *= i;</text:span></text:p>
      <text:p text:style-name="P34"><text:span text:style-name="T31"><text:s text:c="4"/>return res;</text:span></text:p>
      <text:p text:style-name="P34"><text:span text:style-name="T31">}</text:span></text:p>
      <text:p text:style-name="P35"/>
      <text:p text:style-name="P34"><text:span text:style-name="T31">float row (int x){</text:span></text:p>
      <text:p text:style-name="P34"><text:span text:style-name="T31"><text:s text:c="4"/>float res = 0;</text:span></text:p>
      <text:p text:style-name="P34"><text:span text:style-name="T31"><text:s text:c="4"/>for (float i = 0; i &lt;= x; i++) res += 1 / f(i);</text:span></text:p>
      <text:p text:style-name="P34"><text:soft-page-break/><text:span text:style-name="T31"><text:s text:c="4"/>return res;</text:span></text:p>
      <text:p text:style-name="P34"><text:span text:style-name="T31">}</text:span></text:p>
      <text:p text:style-name="P35"/>
      <text:p text:style-name="P34"><text:span text:style-name="T33">1.cpp:</text:span></text:p>
      <text:p text:style-name="P34"><text:span text:style-name="T31">#include&lt;iostream&gt;</text:span></text:p>
      <text:p text:style-name="P35"/>
      <text:p text:style-name="P34"><text:span text:style-name="T31">extern "C" float Leibniz(int a);</text:span></text:p>
      <text:p text:style-name="P34"><text:span text:style-name="T31">extern "C" float Wallis(int a);</text:span></text:p>
      <text:p text:style-name="P34"><text:span text:style-name="T31">extern "C" float formula(int x);</text:span></text:p>
      <text:p text:style-name="P34"><text:span text:style-name="T31">extern "C" float row (int x);</text:span></text:p>
      <text:p text:style-name="P35"/>
      <text:p text:style-name="P34"><text:span text:style-name="T31">using namespace std;</text:span></text:p>
      <text:p text:style-name="P35"/>
      <text:p text:style-name="P34"><text:span text:style-name="T31">int main(){</text:span></text:p>
      <text:p text:style-name="P34"><text:span text:style-name="T31"><text:s text:c="4"/>cout &lt;&lt; endl &lt;&lt; "USAGE:" &lt;&lt; endl;</text:span></text:p>
      <text:p text:style-name="P34"><text:span text:style-name="T31"><text:s text:c="4"/>cout &lt;&lt; "calculate pi: 1 [x]" &lt;&lt; endl;</text:span></text:p>
      <text:p text:style-name="P34"><text:span text:style-name="T31"><text:s text:c="4"/>cout &lt;&lt; "example: 1 10000" &lt;&lt; endl;</text:span></text:p>
      <text:p text:style-name="P34"><text:span text:style-name="T31"><text:s text:c="4"/>cout &lt;&lt; "calculate e: 2 [x]" &lt;&lt; endl;</text:span></text:p>
      <text:p text:style-name="P34"><text:span text:style-name="T31"><text:s text:c="4"/>cout &lt;&lt; "change pi realisation: 0 1" &lt;&lt; endl;</text:span></text:p>
      <text:p text:style-name="P34"><text:span text:style-name="T31"><text:s text:c="4"/>cout &lt;&lt; "change e realisation: 0 2" &lt;&lt; endl;</text:span></text:p>
      <text:p text:style-name="P34"><text:span text:style-name="T31"><text:s text:c="4"/>cout &lt;&lt; "exit: q" &lt;&lt; endl;</text:span></text:p>
      <text:p text:style-name="P34"><text:span text:style-name="T31"><text:s text:c="4"/>cout &lt;&lt; "__________________________________________________" &lt;&lt; endl &lt;&lt; endl;</text:span></text:p>
      <text:p text:style-name="P34"><text:span text:style-name="T31"><text:s text:c="4"/>bool m1 = 0, m2 = 0;</text:span></text:p>
      <text:p text:style-name="P34"><text:span text:style-name="T31"><text:s text:c="4"/>int a;</text:span></text:p>
      <text:p text:style-name="P34"><text:span text:style-name="T31"><text:s text:c="4"/>char ch;</text:span></text:p>
      <text:p text:style-name="P34"><text:span text:style-name="T31"><text:s text:c="4"/>while (1){</text:span></text:p>
      <text:p text:style-name="P34"><text:span text:style-name="T31"><text:s text:c="8"/>cin &gt;&gt; ch;</text:span></text:p>
      <text:p text:style-name="P34"><text:span text:style-name="T31"><text:s text:c="8"/>switch (ch){</text:span></text:p>
      <text:p text:style-name="P34"><text:span text:style-name="T31"><text:s text:c="12"/>case '1':{</text:span></text:p>
      <text:p text:style-name="P34"><text:span text:style-name="T31"><text:s text:c="16"/>cin &gt;&gt; a;</text:span></text:p>
      <text:p text:style-name="P34"><text:span text:style-name="T31"><text:s text:c="16"/>if (m1) cout &lt;&lt; Wallis(a) &lt;&lt; endl;</text:span></text:p>
      <text:p text:style-name="P34"><text:span text:style-name="T31"><text:s text:c="16"/>else cout &lt;&lt; Leibniz(a) &lt;&lt; endl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2': {</text:span></text:p>
      <text:p text:style-name="P34"><text:span text:style-name="T31"><text:s text:c="16"/>cin &gt;&gt; a;</text:span></text:p>
      <text:p text:style-name="P34"><text:span text:style-name="T31"><text:s text:c="16"/>if (m2) cout &lt;&lt; row(a) &lt;&lt; endl;</text:span></text:p>
      <text:p text:style-name="P34"><text:span text:style-name="T31"><text:s text:c="16"/>else cout &lt;&lt; formula(a) &lt;&lt; endl;</text:span></text:p>
      <text:p text:style-name="P34"><text:soft-page-break/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0': {</text:span></text:p>
      <text:p text:style-name="P34"><text:span text:style-name="T31"><text:s text:c="16"/>cin &gt;&gt; a;</text:span></text:p>
      <text:p text:style-name="P34"><text:span text:style-name="T31"><text:s text:c="16"/>if (a == 1) m1 = !(m1);</text:span></text:p>
      <text:p text:style-name="P34"><text:span text:style-name="T31"><text:s text:c="16"/>else if (a == 2) m2 = !(m2)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q': {</text:span></text:p>
      <text:p text:style-name="P34"><text:span text:style-name="T31"><text:s text:c="16"/>return 0;</text:span></text:p>
      <text:p text:style-name="P34"><text:span text:style-name="T31"><text:s text:c="12"/>}</text:span></text:p>
      <text:p text:style-name="P34"><text:span text:style-name="T31"><text:s text:c="8"/>}</text:span></text:p>
      <text:p text:style-name="P34"><text:span text:style-name="T31"><text:s text:c="4"/>}</text:span></text:p>
      <text:p text:style-name="P34"><text:span text:style-name="T31"><text:s text:c="4"/>return 0;</text:span></text:p>
      <text:p text:style-name="P34"><text:span text:style-name="T31">}</text:span></text:p>
      <text:p text:style-name="P35"/>
      <text:p text:style-name="P34"><text:span text:style-name="T33">2.cpp:</text:span></text:p>
      <text:p text:style-name="P34"><text:span text:style-name="T31">#include&lt;iostream&gt;</text:span></text:p>
      <text:p text:style-name="P34"><text:span text:style-name="T31">#include&lt;stdlib.h&gt;</text:span></text:p>
      <text:p text:style-name="P34"><text:span text:style-name="T31">#include &lt;dlfcn.h&gt;</text:span></text:p>
      <text:p text:style-name="P35"/>
      <text:p text:style-name="P34"><text:span text:style-name="T31">using namespace std;</text:span></text:p>
      <text:p text:style-name="P35"/>
      <text:p text:style-name="P34"><text:span text:style-name="T31">int main(){</text:span></text:p>
      <text:p text:style-name="P34"><text:span text:style-name="T31"><text:s text:c="4"/>void * lib_handle1 = dlopen("libd1.so", RTLD_LAZY);</text:span></text:p>
      <text:p text:style-name="P34"><text:span text:style-name="T31"><text:s text:c="4"/>if (!lib_handle1){</text:span></text:p>
      <text:p text:style-name="P34"><text:span text:style-name="T31"><text:s text:c="8"/>perror("dlopen lib1 error.");</text:span></text:p>
      <text:p text:style-name="P34"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void * lib_handle2 = dlopen("libd2.so", RTLD_LAZY);</text:span></text:p>
      <text:p text:style-name="P34"><text:span text:style-name="T31"><text:s text:c="4"/>if (!lib_handle1){</text:span></text:p>
      <text:p text:style-name="P34"><text:span text:style-name="T31"><text:s text:c="8"/>perror("dlopen lib1 error.");</text:span></text:p>
      <text:p text:style-name="P34"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float (* fn1)(int);</text:span></text:p>
      <text:p text:style-name="P34"><text:span text:style-name="T31"><text:s text:c="4"/>float (* fn2)(int);</text:span></text:p>
      <text:p text:style-name="P34"><text:span text:style-name="T31"><text:s text:c="4"/>fn1 = (float (*)(int)) dlsym(lib_handle1, "Leibniz");</text:span></text:p>
      <text:p text:style-name="P34"><text:span text:style-name="T31"><text:s text:c="4"/>if (fn1 == NULL){</text:span></text:p>
      <text:p text:style-name="P34"><text:span text:style-name="T31"><text:s text:c="8"/>perror("dlsym error.");</text:span></text:p>
      <text:p text:style-name="P34"><text:soft-page-break/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fn2 = (float (*)(int)) dlsym(lib_handle2, "formula");</text:span></text:p>
      <text:p text:style-name="P34"><text:span text:style-name="T31"><text:s text:c="4"/>if (fn2 == NULL){</text:span></text:p>
      <text:p text:style-name="P34"><text:span text:style-name="T31"><text:s text:c="8"/>perror("dlsym error.");</text:span></text:p>
      <text:p text:style-name="P34"><text:span text:style-name="T31"><text:s text:c="8"/>return -1;</text:span></text:p>
      <text:p text:style-name="P34"><text:span text:style-name="T31"><text:s text:c="4"/>}</text:span></text:p>
      <text:p text:style-name="P34"><text:span text:style-name="T31"><text:s text:c="4"/></text:span></text:p>
      <text:p text:style-name="P34"><text:span text:style-name="T31"><text:s text:c="4"/>cout &lt;&lt; endl &lt;&lt; "USAGE:" &lt;&lt; endl;</text:span></text:p>
      <text:p text:style-name="P34"><text:span text:style-name="T31"><text:s text:c="4"/>cout &lt;&lt; "calculate pi: 1 [x]" &lt;&lt; endl;</text:span></text:p>
      <text:p text:style-name="P34"><text:span text:style-name="T31"><text:s text:c="4"/>cout &lt;&lt; "example: 1 10000" &lt;&lt; endl;</text:span></text:p>
      <text:p text:style-name="P34"><text:span text:style-name="T31"><text:s text:c="4"/>cout &lt;&lt; "calculate e: 2 [x]" &lt;&lt; endl;</text:span></text:p>
      <text:p text:style-name="P34"><text:span text:style-name="T31"><text:s text:c="4"/>cout &lt;&lt; "change pi realisation: 0 1" &lt;&lt; endl;</text:span></text:p>
      <text:p text:style-name="P34"><text:span text:style-name="T31"><text:s text:c="4"/>cout &lt;&lt; "change e realisation: 0 2" &lt;&lt; endl;</text:span></text:p>
      <text:p text:style-name="P34"><text:span text:style-name="T31"><text:s text:c="4"/>cout &lt;&lt; "exit: q" &lt;&lt; endl;</text:span></text:p>
      <text:p text:style-name="P34"><text:span text:style-name="T31"><text:s text:c="4"/>cout &lt;&lt; "__________________________________________________" &lt;&lt; endl &lt;&lt; endl;</text:span></text:p>
      <text:p text:style-name="P34"><text:span text:style-name="T31"><text:s text:c="4"/>bool m1 = 0, m2 = 0;</text:span></text:p>
      <text:p text:style-name="P34"><text:span text:style-name="T31"><text:s text:c="4"/>int a;</text:span></text:p>
      <text:p text:style-name="P34"><text:span text:style-name="T31"><text:s text:c="4"/>char ch;</text:span></text:p>
      <text:p text:style-name="P34"><text:span text:style-name="T31"><text:s text:c="4"/>while (1){</text:span></text:p>
      <text:p text:style-name="P34"><text:span text:style-name="T31"><text:s text:c="8"/>cin &gt;&gt; ch;</text:span></text:p>
      <text:p text:style-name="P34"><text:span text:style-name="T31"><text:s text:c="8"/>switch (ch){</text:span></text:p>
      <text:p text:style-name="P34"><text:span text:style-name="T31"><text:s text:c="12"/>case '1':{</text:span></text:p>
      <text:p text:style-name="P34"><text:span text:style-name="T31"><text:s text:c="16"/>cin &gt;&gt; a;</text:span></text:p>
      <text:p text:style-name="P34"><text:span text:style-name="T31"><text:s text:c="16"/>cout &lt;&lt; fn1(a) &lt;&lt; endl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2': {</text:span></text:p>
      <text:p text:style-name="P34"><text:span text:style-name="T31"><text:s text:c="16"/>cin &gt;&gt; a;</text:span></text:p>
      <text:p text:style-name="P34"><text:span text:style-name="T31"><text:s text:c="16"/>cout &lt;&lt; fn2(a) &lt;&lt; endl;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0': {</text:span></text:p>
      <text:p text:style-name="P34"><text:span text:style-name="T31"><text:s text:c="16"/>cin &gt;&gt; a;</text:span></text:p>
      <text:p text:style-name="P34"><text:span text:style-name="T31"><text:s text:c="16"/>if (a == 1){</text:span></text:p>
      <text:p text:style-name="P34"><text:span text:style-name="T31"><text:s text:c="20"/>if (m1){</text:span></text:p>
      <text:p text:style-name="P34"><text:span text:style-name="T31"><text:s text:c="24"/>fn1 = (float (*)(int)) dlsym(lib_handle1, "Leibniz");</text:span></text:p>
      <text:p text:style-name="P34"><text:span text:style-name="T31"><text:s text:c="24"/>if (fn1 == NULL){</text:span></text:p>
      <text:p text:style-name="P34"><text:soft-page-break/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pan text:style-name="T31"><text:s text:c="20"/>else{</text:span></text:p>
      <text:p text:style-name="P34"><text:span text:style-name="T31"><text:s text:c="24"/>fn1 = (float (*)(int)) dlsym(lib_handle1, "Wallis");</text:span></text:p>
      <text:p text:style-name="P34"><text:span text:style-name="T31"><text:s text:c="24"/>if (fn1 == NULL){</text:span></text:p>
      <text:p text:style-name="P34"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pan text:style-name="T31"><text:s text:c="20"/>m1 = !(m1);</text:span></text:p>
      <text:p text:style-name="P34"><text:span text:style-name="T31"><text:s text:c="16"/>}</text:span></text:p>
      <text:p text:style-name="P34"><text:span text:style-name="T31"><text:s text:c="16"/>else if (a == 2){</text:span></text:p>
      <text:p text:style-name="P34"><text:span text:style-name="T31"><text:s text:c="20"/>if (m2){</text:span></text:p>
      <text:p text:style-name="P34"><text:span text:style-name="T31"><text:s text:c="24"/>fn2 = (float (*)(int)) dlsym(lib_handle2, "formula");</text:span></text:p>
      <text:p text:style-name="P34"><text:span text:style-name="T31"><text:s text:c="24"/>if (fn2 == NULL){</text:span></text:p>
      <text:p text:style-name="P34"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pan text:style-name="T31"><text:s text:c="20"/>else{</text:span></text:p>
      <text:p text:style-name="P34"><text:span text:style-name="T31"><text:s text:c="24"/>fn2 = (float (*)(int)) dlsym(lib_handle2, "row");</text:span></text:p>
      <text:p text:style-name="P34"><text:span text:style-name="T31"><text:s text:c="24"/>if (fn2 == NULL){</text:span></text:p>
      <text:p text:style-name="P34"><text:span text:style-name="T31"><text:s text:c="28"/>perror("dlsym error.");</text:span></text:p>
      <text:p text:style-name="P34"><text:span text:style-name="T31"><text:s text:c="28"/>return -1;</text:span></text:p>
      <text:p text:style-name="P34"><text:span text:style-name="T31"><text:s text:c="24"/>}</text:span></text:p>
      <text:p text:style-name="P34"><text:span text:style-name="T31"><text:s text:c="20"/>}</text:span></text:p>
      <text:p text:style-name="P34"><text:span text:style-name="T31"><text:s text:c="20"/>m2 = !(m2);</text:span></text:p>
      <text:p text:style-name="P34"><text:span text:style-name="T31"><text:s text:c="16"/>}</text:span></text:p>
      <text:p text:style-name="P34"><text:span text:style-name="T31"><text:s text:c="16"/>break;</text:span></text:p>
      <text:p text:style-name="P34"><text:span text:style-name="T31"><text:s text:c="12"/>}</text:span></text:p>
      <text:p text:style-name="P34"><text:span text:style-name="T31"><text:s text:c="12"/>case 'q': {</text:span></text:p>
      <text:p text:style-name="P34"><text:span text:style-name="T31"><text:s text:c="16"/>return 0;</text:span></text:p>
      <text:p text:style-name="P34"><text:span text:style-name="T31"><text:s text:c="12"/>}</text:span></text:p>
      <text:p text:style-name="P34"><text:span text:style-name="T31"><text:s text:c="8"/>}</text:span></text:p>
      <text:p text:style-name="P34"><text:span text:style-name="T31"><text:s text:c="4"/>}</text:span></text:p>
      <text:p text:style-name="P34"><text:span text:style-name="T31"><text:s text:c="4"/>dlclose (lib_handle1);</text:span></text:p>
      <text:p text:style-name="P34"><text:span text:style-name="T31"><text:s text:c="4"/>dlclose (lib_handle2);</text:span></text:p>
      <text:p text:style-name="P34"><text:soft-page-break/><text:span text:style-name="T31"><text:s text:c="4"/>return 0;</text:span></text:p>
      <text:p text:style-name="P34"><text:span text:style-name="T31">}</text:span></text:p>
      <text:p text:style-name="P35"/>
      <text:p text:style-name="P39"/>
      <text:p text:style-name="P40"/>
      <text:p text:style-name="P45"><text:bookmark text:name="_heading=h.gjdgxs1"/><text:span text:style-name="T25">Демонстрация работы программы</text:span></text:p>
      <text:p text:style-name="P45"><text:bookmark text:name="_heading=h.32qz6trkka3n1"/><text:span text:style-name="T33">1.cpp:</text:span></text:p>
      <text:p text:style-name="P45"><text:span text:style-name="T25">1)Ввод:</text:span></text:p>
      <text:p text:style-name="P33"><text:span text:style-name="T32">1 100</text:span></text:p>
      <text:p text:style-name="P36"/>
      <text:p text:style-name="P42"/>
      <text:p text:style-name="P47"><text:span text:style-name="T34">Вывод</text:span><text:span text:style-name="T26">:</text:span></text:p>
      <text:p text:style-name="P33"><text:span text:style-name="T32">3.13159</text:span></text:p>
      <text:p text:style-name="P36"/>
      <text:p text:style-name="P42"/>
      <text:p text:style-name="P47"><text:span text:style-name="T26">2)Ввод:</text:span></text:p>
      <text:p text:style-name="P33"><text:span text:style-name="T32">0 1</text:span></text:p>
      <text:p text:style-name="P33"><text:span text:style-name="T32">1 100</text:span></text:p>
      <text:p text:style-name="P36"/>
      <text:p text:style-name="P42"/>
      <text:p text:style-name="P48"><text:span text:style-name="T34">Вывод:</text:span></text:p>
      <text:p text:style-name="P33"><text:span text:style-name="T32">3.13379</text:span></text:p>
      <text:p text:style-name="P36"/>
      <text:p text:style-name="P47"><text:span text:style-name="T34">2.cpp:</text:span></text:p>
      <text:p text:style-name="P41"/>
      <text:p text:style-name="P46"><text:span text:style-name="T33">1)Ввод:</text:span></text:p>
      <text:p text:style-name="P33"><text:span text:style-name="T32">2 100</text:span></text:p>
      <text:p text:style-name="P37"/>
      <text:p text:style-name="P37"/>
      <text:p text:style-name="P48"><text:span text:style-name="T34">Вывод:</text:span></text:p>
      <text:p text:style-name="P33"><text:span text:style-name="T32">2.70481</text:span></text:p>
      <text:p text:style-name="P38"/>
      <text:p text:style-name="P37"/>
      <text:p text:style-name="P48"><text:span text:style-name="T34">2)Ввод:</text:span></text:p>
      <text:p text:style-name="P33"><text:span text:style-name="T32">0 2</text:span></text:p>
      <text:p text:style-name="P33"><text:span text:style-name="T32">2 100</text:span></text:p>
      <text:p text:style-name="P37"/>
      <text:p text:style-name="P37"/>
      <text:p text:style-name="P48"><text:span text:style-name="T34">Вывод:</text:span></text:p>
      <text:p text:style-name="P33"><text:span text:style-name="T32">2.71828</text:span></text:p>
      <text:p text:style-name="P38"><text:soft-page-break/></text:p>
      <text:p text:style-name="P44"/>
      <text:p text:style-name="P43"/>
      <text:p text:style-name="P31"><text:span text:style-name="T25">Выводы</text:span></text:p>
      <text:p text:style-name="P29"><text:span text:style-name="T5">Познакомился с динамическими библиотеками. У них есть множество преимуществ: несколько запущенных приложений могут использовать одну и ту же динамическую библиотеку без необходимости иметь собственную копию для каждого из них, также динамическая библиотека может изменяться в ходе выполнения программы. Однако то, что библиотека может меняться во время выполнения делает программу менее устойчивой к ошибкам.</text:span><text:span text:style-name="T7">Ы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Standard_20__28_user_29_" style:display-name="Standard (user)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4pt" fo:font-weight="bold" style:font-size-asian="14pt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3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3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3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3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3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3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5:59:38.817378592</meta:creation-date>
    <dc:date>2024-02-26T14:28:48.380614409</dc:date>
    <meta:editing-duration>PT5M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8" meta:paragraph-count="505" meta:word-count="2027" meta:character-count="15296" meta:non-whitespace-character-count="10345"/>
  </office:meta>
</office:document-meta>
</file>